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bb7f" style:font-size-asian="10pt" style:font-size-complex="10pt"/>
    </style:style>
    <style:style style:name="P2" style:family="paragraph" style:parent-style-name="Standard">
      <style:text-properties officeooo:paragraph-rsid="00174397"/>
    </style:style>
    <style:style style:name="P3" style:family="paragraph" style:parent-style-name="Footer">
      <style:paragraph-properties fo:text-align="center" style:justify-single-word="false"/>
    </style:style>
    <style:style style:name="P4" style:family="paragraph" style:parent-style-name="List_20_Contents">
      <style:text-properties officeooo:paragraph-rsid="00174397"/>
    </style:style>
    <style:style style:name="P5" style:family="paragraph" style:parent-style-name="List_20_Contents">
      <style:paragraph-properties fo:margin-top="0cm" fo:margin-bottom="0.499cm" loext:contextual-spacing="false"/>
      <style:text-properties officeooo:paragraph-rsid="00174397"/>
    </style:style>
    <style:style style:name="P6" style:family="paragraph" style:parent-style-name="Preformatted_20_Text">
      <style:paragraph-properties fo:margin-top="0cm" fo:margin-bottom="0.499cm" loext:contextual-spacing="false"/>
      <style:text-properties officeooo:paragraph-rsid="00174397"/>
    </style:style>
    <style:style style:name="P7" style:family="paragraph" style:parent-style-name="List_20_Heading">
      <style:paragraph-properties fo:margin-top="0cm" fo:margin-bottom="0.499cm" loext:contextual-spacing="false"/>
      <style:text-properties officeooo:paragraph-rsid="00174397"/>
    </style:style>
    <style:style style:name="P8" style:family="paragraph" style:parent-style-name="Preformatted_20_Text">
      <style:paragraph-properties fo:margin-left="1cm" fo:margin-right="0cm" fo:margin-top="0cm" fo:margin-bottom="0.499cm" loext:contextual-spacing="false" fo:text-indent="0cm" style:auto-text-indent="false"/>
      <style:text-properties officeooo:paragraph-rsid="00174397"/>
    </style:style>
    <style:style style:name="P9" style:family="paragraph" style:parent-style-name="Text_20_body">
      <style:paragraph-properties fo:margin-left="1cm" fo:margin-right="0cm" fo:text-indent="0cm" style:auto-text-indent="false"/>
      <style:text-properties officeooo:paragraph-rsid="00174397"/>
    </style:style>
    <style:style style:name="P10" style:family="paragraph" style:parent-style-name="List_20_Heading">
      <style:text-properties officeooo:paragraph-rsid="00174397"/>
    </style:style>
    <style:style style:name="P11" style:family="paragraph" style:parent-style-name="Text_20_body">
      <style:paragraph-properties fo:margin-top="0cm" fo:margin-bottom="0cm" loext:contextual-spacing="false"/>
      <style:text-properties fo:color="#ffffff" fo:font-weight="bold" officeooo:rsid="00107f09" officeooo:paragraph-rsid="00174397"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13" style:family="paragraph" style:parent-style-name="Text_20_body">
      <style:paragraph-properties fo:margin-top="0cm" fo:margin-bottom="0cm" loext:contextual-spacing="false"/>
      <style:text-properties officeooo:paragraph-rsid="00174397"/>
    </style:style>
    <style:style style:name="P14" style:family="paragraph" style:parent-style-name="Text_20_body">
      <style:paragraph-properties fo:margin-left="0cm" fo:margin-right="0cm" fo:text-indent="0cm" style:auto-text-indent="false"/>
      <style:text-properties officeooo:paragraph-rsid="00174397"/>
    </style:style>
    <style:style style:name="P15" style:family="paragraph" style:parent-style-name="Text_20_body">
      <style:text-properties officeooo:paragraph-rsid="00174397"/>
    </style:style>
    <style:style style:name="P16" style:family="paragraph" style:parent-style-name="Text_20_body">
      <style:text-properties officeooo:rsid="001b23d0" officeooo:paragraph-rsid="001b23d0"/>
    </style:style>
    <style:style style:name="P17" style:family="paragraph" style:parent-style-name="Text_20_body">
      <style:text-properties fo:color="#ff3333" officeooo:rsid="001b23d0" officeooo:paragraph-rsid="001b23d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Text_20_body" style:list-style-name="L1">
      <style:text-properties officeooo:paragraph-rsid="00174397"/>
    </style:style>
    <style:style style:name="P22" style:family="paragraph" style:parent-style-name="Text_20_body" style:list-style-name="L1">
      <style:paragraph-properties fo:margin-top="0cm" fo:margin-bottom="0cm" loext:contextual-spacing="false"/>
      <style:text-properties officeooo:paragraph-rsid="00174397"/>
    </style:style>
    <style:style style:name="P23" style:family="paragraph" style:parent-style-name="Heading_20_3">
      <style:text-properties officeooo:paragraph-rsid="00174397"/>
    </style:style>
    <style:style style:name="P24" style:family="paragraph" style:parent-style-name="Heading_20_1">
      <style:paragraph-properties fo:margin-top="0cm" fo:margin-bottom="0cm" loext:contextual-spacing="false"/>
      <style:text-properties officeooo:paragraph-rsid="00174397"/>
    </style:style>
    <style:style style:name="P25" style:family="paragraph" style:parent-style-name="Heading_20_1">
      <style:paragraph-properties fo:margin-top="0cm" fo:margin-bottom="0cm" loext:contextual-spacing="false"/>
      <style:text-properties style:font-name="Thorndale" fo:font-size="24pt" officeooo:paragraph-rsid="00174397" style:font-size-asian="22pt" style:font-size-complex="22pt"/>
    </style:style>
    <style:style style:name="P26" style:family="paragraph" style:parent-style-name="Heading_20_2">
      <style:text-properties officeooo:paragraph-rsid="001b23d0"/>
    </style:style>
    <style:style style:name="P27" style:family="paragraph" style:parent-style-name="Heading_20_2">
      <style:text-properties officeooo:paragraph-rsid="00174397"/>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23d0"/>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stall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stalling Bforartists</text:p>
          </text:index-title>
          <text:p text:style-name="P18"><text:a xlink:type="simple" xlink:href="#__RefHeading___Toc1321_413504702" text:style-name="Index_20_Link" text:visited-style-name="Index_20_Link">Getting Bforartists<text:tab/>1</text:a></text:p>
          <text:p text:style-name="P19"><text:a xlink:type="simple" xlink:href="#__RefHeading___Toc871_471001510" text:style-name="Index_20_Link" text:visited-style-name="Index_20_Link">Download Bforartists<text:tab/>1</text:a></text:p>
          <text:p text:style-name="P19"><text:a xlink:type="simple" xlink:href="#__RefHeading___Toc1323_413504702" text:style-name="Index_20_Link" text:visited-style-name="Index_20_Link">Minimum Requirements<text:tab/>1</text:a></text:p>
          <text:p text:style-name="P19"><text:a xlink:type="simple" xlink:href="#__RefHeading___Toc1327_413504702" text:style-name="Index_20_Link" text:visited-style-name="Index_20_Link">Install Bforartists<text:tab/>2</text:a></text:p>
          <text:p text:style-name="P18"><text:a xlink:type="simple" xlink:href="#__RefHeading___Toc1329_413504702" text:style-name="Index_20_Link" text:visited-style-name="Index_20_Link">Installing on Linux - Not yet!<text:tab/>2</text:a></text:p>
          <text:p text:style-name="P19"><text:a xlink:type="simple" xlink:href="#__RefHeading___Toc1333_413504702" text:style-name="Index_20_Link" text:visited-style-name="Index_20_Link">Download from Bforartists.de<text:tab/>2</text:a></text:p>
          <text:p text:style-name="P19"><text:a xlink:type="simple" xlink:href="#__RefHeading___Toc1335_413504702" text:style-name="Index_20_Link" text:visited-style-name="Index_20_Link">Running from the terminal<text:tab/>2</text:a></text:p>
          <text:p text:style-name="P19"><text:a xlink:type="simple" xlink:href="#__RefHeading___Toc1337_413504702" text:style-name="Index_20_Link" text:visited-style-name="Index_20_Link">Avoiding Alt+Mouse Conflict<text:tab/>2</text:a></text:p>
          <text:p text:style-name="P18"><text:a xlink:type="simple" xlink:href="#__RefHeading___Toc1339_413504702" text:style-name="Index_20_Link" text:visited-style-name="Index_20_Link">Installing on OSX - Not Yet!<text:tab/>3</text:a></text:p>
          <text:p text:style-name="P18"><text:a xlink:type="simple" xlink:href="#__RefHeading___Toc1341_413504702" text:style-name="Index_20_Link" text:visited-style-name="Index_20_Link">Installing on MS-Windows<text:tab/>3</text:a></text:p>
          <text:p text:style-name="P18"><text:a xlink:type="simple" xlink:href="#__RefHeading___Toc1343_413504702" text:style-name="Index_20_Link" text:visited-style-name="Index_20_Link">Configuring Peripheral<text:tab/>3</text:a></text:p>
          <text:p text:style-name="P19"><text:a xlink:type="simple" xlink:href="#__RefHeading___Toc1345_413504702" text:style-name="Index_20_Link" text:visited-style-name="Index_20_Link">Multi-Monitor Setup<text:tab/>4</text:a></text:p>
          <text:p text:style-name="P19"><text:a xlink:type="simple" xlink:href="#__RefHeading___Toc1347_413504702" text:style-name="Index_20_Link" text:visited-style-name="Index_20_Link">Graphic Tablets<text:tab/>4</text:a></text:p>
          <text:p text:style-name="P19"><text:a xlink:type="simple" xlink:href="#__RefHeading___Toc1349_413504702" text:style-name="Index_20_Link" text:visited-style-name="Index_20_Link">3D Mice<text:tab/>4</text:a></text:p>
          <text:p text:style-name="P18"><text:a xlink:type="simple" xlink:href="#__RefHeading___Toc1351_413504702" text:style-name="Index_20_Link" text:visited-style-name="Index_20_Link">Configuration<text:tab/>4</text:a></text:p>
          <text:p text:style-name="P19"><text:a xlink:type="simple" xlink:href="#__RefHeading___Toc1353_413504702" text:style-name="Index_20_Link" text:visited-style-name="Index_20_Link">Language<text:tab/>4</text:a></text:p>
          <text:p text:style-name="P19"><text:a xlink:type="simple" xlink:href="#__RefHeading___Toc1355_413504702" text:style-name="Index_20_Link" text:visited-style-name="Index_20_Link">Input<text:tab/>4</text:a></text:p>
          <text:p text:style-name="P19"><text:a xlink:type="simple" xlink:href="#__RefHeading___Toc1357_413504702" text:style-name="Index_20_Link" text:visited-style-name="Index_20_Link">File and Paths<text:tab/>4</text:a></text:p>
          <text:p text:style-name="P18"><text:a xlink:type="simple" xlink:href="#__RefHeading___Toc1359_413504702" text:style-name="Index_20_Link" text:visited-style-name="Index_20_Link">Configuration and Data Paths<text:tab/>4</text:a></text:p>
          <text:p text:style-name="P19"><text:a xlink:type="simple" xlink:href="#__RefHeading___Toc1361_413504702" text:style-name="Index_20_Link" text:visited-style-name="Index_20_Link"><text:s/>Platform Dependant Paths<text:tab/>5</text:a></text:p>
          <text:p text:style-name="P20"><text:a xlink:type="simple" xlink:href="#__RefHeading___Toc1363_413504702" text:style-name="Index_20_Link" text:visited-style-name="Index_20_Link">Linux<text:tab/>5</text:a></text:p>
          <text:p text:style-name="P20"><text:a xlink:type="simple" xlink:href="#__RefHeading___Toc1365_413504702" text:style-name="Index_20_Link" text:visited-style-name="Index_20_Link">Mac OSX<text:tab/>5</text:a></text:p>
          <text:p text:style-name="P20"><text:a xlink:type="simple" xlink:href="#__RefHeading___Toc1367_413504702" text:style-name="Index_20_Link" text:visited-style-name="Index_20_Link">MS-Windows<text:tab/>6</text:a></text:p>
          <text:p text:style-name="P19"><text:a xlink:type="simple" xlink:href="#__RefHeading___Toc1369_413504702" text:style-name="Index_20_Link" text:visited-style-name="Index_20_Link">Path Layout<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4" text:outline-level="1"><text:bookmark-start text:name="__RefHeading___Toc1321_413504702"/>Getting Bforartists<text:bookmark-end text:name="__RefHeading___Toc1321_413504702"/></text:h>
          </table:table-cell>
        </table:table-row>
      </table:table>
      <text:p text:style-name="P13"/>
      <text:h text:style-name="P26" text:outline-level="2"><text:bookmark-start text:name="__RefHeading___Toc871_471001510"/>Download Bforartists<text:bookmark-end text:name="__RefHeading___Toc871_471001510"/></text:h>
      <text:p text:style-name="P15">Bforartists is <text:span text:style-name="T4">currently just </text:span>available for download for MS-Windows<text:span text:style-name="T4"> as a ziplfile from the Bforartists page.</text:span></text:p>
      <text:p text:style-name="P16">http://www.bforartists.de/content/download</text:p>
      <text:p text:style-name="P16">Linux and OS X versions are planned. But not yet available.</text:p>
      <text:p text:style-name="P16">What is also available is the source code. Which can either be found at the same download page as shown above. Or at github.</text:p>
      <text:p text:style-name="P16">https://github.com/Bforartists/Bforartists</text:p>
      <text:h text:style-name="P27" text:outline-level="2"><text:bookmark-start text:name="__RefHeading___Toc1323_413504702"/>Minimum Requirements<text:bookmark-end text:name="__RefHeading___Toc1323_413504702"/></text:h>
      <text:p text:style-name="P15">Check if your system meets the minimum or recommended requirements.</text:p>
      <text:p text:style-name="P15">Always check that the graphics drivers are up to date, and that OpenGL is well supported.</text:p>
      <text:p text:style-name="P15">Support for other hardware such as graphic tablets and 3D mice are covered later in <text:span text:style-name="Emphasis">Supported Hardware</text:span>.</text:p>
      <text:h text:style-name="P27" text:outline-level="2"><text:bookmark-start text:name="__RefHeading___Toc1327_413504702"/><text:soft-page-break/>Install Bforartists<text:bookmark-end text:name="__RefHeading___Toc1327_413504702"/></text:h>
      <text:p text:style-name="P15">The procedure for installing a binary, either the last stable release or a daily build, is the same. Follow the steps for your operative system<text:span text:style-name="T4"> as listed below</text:span></text:p>
      <text:p text:style-name="P15"/>
      <table:table table:name="Tabelle3" table:style-name="Tabelle3">
        <table:table-column table:style-name="Tabelle3.A"/>
        <table:table-row>
          <table:table-cell table:style-name="Tabelle3.A1" office:value-type="string">
            <text:h text:style-name="P25" text:outline-level="1"><text:bookmark-start text:name="__RefHeading___Toc1329_413504702"/>Installing on Linux<text:span text:style-name="T4"> - Not yet!</text:span><text:bookmark-end text:name="__RefHeading___Toc1329_413504702"/></text:h>
          </table:table-cell>
        </table:table-row>
      </table:table>
      <text:p text:style-name="P15"/>
      <text:p text:style-name="P17">Placeholder. The Linux version is not available yet</text:p>
      <text:h text:style-name="P27" text:outline-level="2"><text:bookmark-start text:name="__RefHeading___Toc1333_413504702"/>Download from Bforartists.<text:span text:style-name="T4">de</text:span><text:bookmark-end text:name="__RefHeading___Toc1333_413504702"/></text:h>
      <text:p text:style-name="P15">Download the Linux version for your architecture and uncompress the file to the desired location (eg. ~/software or /usr/local).</text:p>
      <text:p text:style-name="P15">Bforartists can now be launched by double-clicking the executable.</text:p>
      <text:p text:style-name="P15">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27" text:outline-level="2"><text:bookmark-start text:name="__RefHeading___Toc1335_413504702"/>Running from the terminal<text:bookmark-end text:name="__RefHeading___Toc1335_413504702"/></text:h>
      <text:p text:style-name="P15">To run Bforartists from the terminal without needing to be in the executable directory, add the extracted folder to the environment PATH.</text:p>
      <text:p text:style-name="P15">Add the following command to .bash_rc or .bash_profile with Bforartists’s binary:</text:p>
      <text:p text:style-name="P6">export PATH=$/path/to/Bforartists-VERSION-linux-glibcVERSION-ARCH:$PATH</text:p>
      <table:table table:name="Tabelle4" table:style-name="Tabelle4">
        <table:table-column table:style-name="Tabelle4.A"/>
        <table:table-row>
          <table:table-cell table:style-name="Tabelle4.A1" office:value-type="string">
            <text:p text:style-name="P11">Tip</text:p>
          </table:table-cell>
        </table:table-row>
        <table:table-row>
          <table:table-cell table:style-name="Tabelle4.A2" office:value-type="string">
            <text:p text:style-name="P15">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5"/>
      <text:h text:style-name="P27" text:outline-level="2"><text:bookmark-start text:name="__RefHeading___Toc1337_413504702"/>Avoiding Alt+Mouse Conflict<text:bookmark-end text:name="__RefHeading___Toc1337_413504702"/></text:h>
      <text:p text:style-name="P15">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523093021" text:style-name="L1">
        <text:list-item>
          <text:p text:style-name="P22"><text:span text:style-name="Strong_20_Emphasis">KDE:</text:span> System Settings &gt; Window Behavior &gt; Window Behavior &gt; Window Actions , Switch ‘Alt’ for ‘Meta’ key </text:p>
        </text:list-item>
        <text:list-item>
          <text:p text:style-name="P21"><text:span text:style-name="Strong_20_Emphasis">Unity/Gnome:</text:span> enter the following in a command line (effective at next login): </text:p>
        </text:list-item>
      </text:list>
      <text:p text:style-name="P6">gsettings set org.gnome.desktop.wm.preferences mouse-button-modifier '&lt;Super&gt;'</text:p>
      <table:table table:name="Tabelle5" table:style-name="Tabelle5">
        <table:table-column table:style-name="Tabelle5.A"/>
        <text:soft-page-break/>
        <table:table-row>
          <table:table-cell table:style-name="Tabelle5.A1" office:value-type="string">
            <text:h text:style-name="P24" text:outline-level="1"><text:bookmark-start text:name="__RefHeading___Toc1339_413504702"/>Installing on OSX<text:span text:style-name="T4"> - Not Yet!</text:span><text:bookmark-end text:name="__RefHeading___Toc1339_413504702"/></text:h>
          </table:table-cell>
        </table:table-row>
      </table:table>
      <text:p text:style-name="P13"/>
      <text:p text:style-name="P17">Placeholder. The OS X version is not available yet</text:p>
      <text:p text:style-name="P15">After downloading Bforartists for Mac-OS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11">Tip</text:p>
          </table:table-cell>
        </table:table-row>
        <table:table-row>
          <table:table-cell table:style-name="Tabelle6.A2" office:value-type="string">
            <text:p text:style-name="P15">Because <text:span text:style-name="Emphasis">Bforartists</text:span> doesn’t use the standard OS menu system, you likely have a redundant menu-bar at the top.</text:p>
            <text:p text:style-name="P15">To remove it see this post on Macworld, but beware that it is somewhat complex. As an alternative: simply make <text:span text:style-name="Emphasis">Bforartists</text:span> full screen by <text:span text:style-name="Source_20_Text">Alt-F11</text:span> or by File ‣ Window ‣ Toggle Window Fullscreen.</text:p>
          </table:table-cell>
        </table:table-row>
      </table:table>
      <text:p text:style-name="P15"/>
      <text:p text:style-name="P15"/>
      <table:table table:name="Tabelle7" table:style-name="Tabelle7">
        <table:table-column table:style-name="Tabelle7.A"/>
        <table:table-row>
          <table:table-cell table:style-name="Tabelle7.A1" office:value-type="string">
            <text:h text:style-name="P25" text:outline-level="1"><text:bookmark-start text:name="__RefHeading___Toc1341_413504702"/>Installing on MS-Windows<text:bookmark-end text:name="__RefHeading___Toc1341_413504702"/></text:h>
          </table:table-cell>
        </table:table-row>
      </table:table>
      <text:p text:style-name="P15"/>
      <text:p text:style-name="P16">There is no Windows installer available yet.</text:p>
      <text:p text:style-name="P15">Download the <text:span text:style-name="Source_20_Text">.zip</text:span> <text:span text:style-name="T4">file. Choose either 32 bit or 64 Bit version, dependand of your operating system. </text:span></text:p>
      <text:p text:style-name="P16">Place the zip file where you want Bforartists to be. This can be everywhere at your system. Then extract the zipfile. To start Bforartists you have to double click at the exe file inside the created folder now. </text:p>
      <text:p text:style-name="P16">It is also recommend to make a shortcut towards this executable. So that you don't have to navigate to the folder all the time when you want to start Bforartists. Place this shortcut at the desktop or the quickstart taskbar.</text:p>
      <text:p text:style-name="P15"/>
      <table:table table:name="Tabelle8" table:style-name="Tabelle8">
        <table:table-column table:style-name="Tabelle8.A"/>
        <table:table-row>
          <table:table-cell table:style-name="Tabelle8.A1" office:value-type="string">
            <text:p text:style-name="P12">Note</text:p>
          </table:table-cell>
        </table:table-row>
        <table:table-row>
          <table:table-cell table:style-name="Tabelle8.A2" office:value-type="string">
            <text:p text:style-name="P15">With <text:span text:style-name="Source_20_Text">.zip</text:span> you have to manually extract Bforartists to the desired folder, where you can double-click the executable to run Bforartists.</text:p>
            <text:p text:style-name="P15">There is no installer to place Bforartists on the menu, but there is also no need for administrator rights. With this option it is possible to have multiple versions of Bforartists without conflicting, as they are not actually installed on the system.</text:p>
          </table:table-cell>
        </table:table-row>
      </table:table>
      <text:p text:style-name="P2"/>
      <text:p text:style-name="P2"><text:line-break/> <text:s/></text:p>
      <table:table table:name="Tabelle9" table:style-name="Tabelle9">
        <table:table-column table:style-name="Tabelle9.A"/>
        <table:table-row>
          <table:table-cell table:style-name="Tabelle9.A1" office:value-type="string">
            <text:h text:style-name="P24" text:outline-level="1"><text:bookmark-start text:name="__RefHeading___Toc1343_413504702"/>Configuring Peripheral<text:bookmark-end text:name="__RefHeading___Toc1343_413504702"/></text:h>
          </table:table-cell>
        </table:table-row>
      </table:table>
      <text:h text:style-name="P27" text:outline-level="2"><text:bookmark-start text:name="__RefHeading___Toc1345_413504702"/><text:soft-page-break/>Multi-Monitor Setup<text:bookmark-end text:name="__RefHeading___Toc1345_413504702"/></text:h>
      <text:h text:style-name="P27" text:outline-level="2"><text:bookmark-start text:name="__RefHeading___Toc1347_413504702"/>Graphic Tablets<text:bookmark-end text:name="__RefHeading___Toc1347_413504702"/></text:h>
      <text:h text:style-name="P27" text:outline-level="2"><text:bookmark-start text:name="__RefHeading___Toc1349_413504702"/>3D Mice <text:s text:c="4"/><text:bookmark-end text:name="__RefHeading___Toc1349_413504702"/></text:h>
      <text:p text:style-name="P15"/>
      <table:table table:name="Tabelle10" table:style-name="Tabelle10">
        <table:table-column table:style-name="Tabelle10.A"/>
        <table:table-row>
          <table:table-cell table:style-name="Tabelle10.A1" office:value-type="string">
            <text:h text:style-name="P25" text:outline-level="1"><text:bookmark-start text:name="__RefHeading___Toc1351_413504702"/>Configuration<text:bookmark-end text:name="__RefHeading___Toc1351_413504702"/></text:h>
          </table:table-cell>
        </table:table-row>
      </table:table>
      <text:p text:style-name="P15"><text:line-break/>Here are some quick preferences that you may wish to set as quickly as possible. The full list and explanation of the preferences is in the section <text:span text:style-name="Emphasis">User Preferences</text:span>.</text:p>
      <text:h text:style-name="P27" text:outline-level="2"><text:bookmark-start text:name="__RefHeading___Toc1353_413504702"/>Language<text:bookmark-end text:name="__RefHeading___Toc1353_413504702"/></text:h>
      <text:p text:style-name="P15">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tips</text:span> and <text:span text:style-name="Source_20_Text">New Data</text:span>. See more at Internationalization</text:p>
      <text:h text:style-name="P27" text:outline-level="2"><text:bookmark-start text:name="__RefHeading___Toc1355_413504702"/>Input<text:bookmark-end text:name="__RefHeading___Toc1355_413504702"/></text:h>
      <text:p text:style-name="P15">If you have a compact keyboard without a separate number pad enable File ‣ User Preferences ‣ Emulate Numpad.</text:p>
      <text:p text:style-name="P15">If you don’t have a middle mouse button you can enable File ‣ User Preferences ‣ Emulate 3 Button Mouse.</text:p>
      <text:h text:style-name="P27" text:outline-level="2"><text:bookmark-start text:name="__RefHeading___Toc1357_413504702"/>File and Paths<text:bookmark-end text:name="__RefHeading___Toc1357_413504702"/></text:h>
      <text:p text:style-name="P15">At File ‣ User Preferences ‣ File you can set options such as what external <text:span text:style-name="Source_20_Text">Image Editor</text:span> to use, such as GIMP or Krita, and the Animation Player.</text:p>
      <text:p text:style-name="P15">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12">Tip</text:p>
          </table:table-cell>
        </table:table-row>
        <table:table-row>
          <table:table-cell table:style-name="Tabelle11.A2" office:value-type="string">
            <text:p text:style-name="P15"><text:span text:style-name="Source_20_Text">//</text:span> at the start of a path in Bforartists means the directory of the currently opened <text:span text:style-name="Source_20_Text">.blend</text:span> file, used to reference relative-paths.</text:p>
          </table:table-cell>
        </table:table-row>
      </table:table>
      <text:p text:style-name="P15"/>
      <text:p text:style-name="P15">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15"/>
      <table:table table:name="Tabelle12" table:style-name="Tabelle12">
        <table:table-column table:style-name="Tabelle12.A"/>
        <table:table-row>
          <table:table-cell table:style-name="Tabelle12.A1" office:value-type="string">
            <text:h text:style-name="P24" text:outline-level="1"><text:bookmark-start text:name="__RefHeading___Toc1359_413504702"/>Configuration and Data Paths<text:bookmark-end text:name="__RefHeading___Toc1359_413504702"/></text:h>
          </table:table-cell>
        </table:table-row>
      </table:table>
      <text:p text:style-name="P13"/>
      <text:p text:style-name="P15">There are three different directories Bforartists may use, their exact locations are operating system dependent.</text:p>
      <text:p text:style-name="P10"><text:soft-page-break/>LOCAL </text:p>
      <text:p text:style-name="P4">Location of configuration and runtime data (for self contained bundle) </text:p>
      <text:p text:style-name="P10">USER </text:p>
      <text:p text:style-name="P4">Location of configuration files (normally in the user’s home directory). </text:p>
      <text:p text:style-name="P10">SYSTEM </text:p>
      <text:p text:style-name="P5">Location of runtime data for system wide installation (may be read-only). </text:p>
      <text:p text:style-name="P15">For system installations both <text:span text:style-name="Strong_20_Emphasis">SYSTEM</text:span> and <text:span text:style-name="Strong_20_Emphasis">USER</text:span> directories are needed.</text:p>
      <text:p text:style-name="P15">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12">Note</text:p>
          </table:table-cell>
        </table:table-row>
        <table:table-row>
          <table:table-cell table:style-name="Tabelle13.A2" office:value-type="string">
            <text:p text:style-name="P15">You may need to have the “show hidden files” option checked in your file browser settings.</text:p>
          </table:table-cell>
        </table:table-row>
      </table:table>
      <text:h text:style-name="P27" text:outline-level="2"><text:bookmark-start text:name="__RefHeading___Toc1361_413504702"/><text:line-break/>Platform Dependant Paths<text:bookmark-end text:name="__RefHeading___Toc1361_413504702"/></text:h>
      <text:p text:style-name="P15">Here are the default locations for each system:</text:p>
      <text:h text:style-name="P23" text:outline-level="3"><text:bookmark-start text:name="__RefHeading___Toc1363_413504702"/>Linux<text:bookmark-end text:name="__RefHeading___Toc1363_413504702"/></text:h>
      <text:p text:style-name="P7">LOCAL </text:p>
      <text:p text:style-name="P8">./2.79/</text:p>
      <text:p text:style-name="P7">USER </text:p>
      <text:p text:style-name="P8">$HOME/.config/Bforartists/2.79/</text:p>
      <text:p text:style-name="P7">SYSTEM </text:p>
      <text:p text:style-name="P8">/usr/share/Bforartists/2.79/</text:p>
      <table:table table:name="Tabelle14" table:style-name="Tabelle14">
        <table:table-column table:style-name="Tabelle14.A"/>
        <table:table-row>
          <table:table-cell table:style-name="Tabelle14.A1" office:value-type="string">
            <text:p text:style-name="P12">Note</text:p>
          </table:table-cell>
        </table:table-row>
        <table:table-row>
          <table:table-cell table:style-name="Tabelle14.A2" office:value-type="string">
            <text:p text:style-name="P15">The path ./2.79/ is relative to the Bforartists Executable &amp; used for self contained bundles</text:p>
          </table:table-cell>
        </table:table-row>
      </table:table>
      <text:p text:style-name="P15"/>
      <text:p text:style-name="P15"/>
      <table:table table:name="Tabelle15" table:style-name="Tabelle15">
        <table:table-column table:style-name="Tabelle15.A"/>
        <table:table-row>
          <table:table-cell table:style-name="Tabelle15.A1" office:value-type="string">
            <text:p text:style-name="P12">Note</text:p>
          </table:table-cell>
        </table:table-row>
        <table:table-row>
          <table:table-cell table:style-name="Tabelle15.A2" office:value-type="string">
            <text:p text:style-name="P15">The <text:span text:style-name="Strong_20_Emphasis">USER</text:span> path will use <text:span text:style-name="Source_20_Text">$XDG_CONFIG_HOME</text:span> if its set:</text:p>
            <text:p text:style-name="P6">$XDG_CONFIG_HOME/Bforartists/2.79/</text:p>
          </table:table-cell>
        </table:table-row>
      </table:table>
      <text:p text:style-name="P15"/>
      <text:h text:style-name="P23" text:outline-level="3"><text:bookmark-start text:name="__RefHeading___Toc1365_413504702"/>Mac OSX<text:bookmark-end text:name="__RefHeading___Toc1365_413504702"/></text:h>
      <text:p text:style-name="P7">LOCAL </text:p>
      <text:p text:style-name="P8"><text:soft-page-break/>./2.79/</text:p>
      <text:p text:style-name="P7">USER </text:p>
      <text:p text:style-name="P8">/Users/$USER/Library/Application Support/Bforartists/2.79/</text:p>
      <text:p text:style-name="P7">SYSTEM </text:p>
      <text:p text:style-name="P8">/Library/Application Support/Bforartists/2.79/</text:p>
      <text:p text:style-name="P15">Note</text:p>
      <text:p text:style-name="P15">OSX stores the Bforartists binary in <text:span text:style-name="Source_20_Text">./Bforartists.app/Contents/MacOS/Bforartists</text:span>, so the local path to data &amp; config is:</text:p>
      <text:p text:style-name="P6">./Bforartists.app/Contents/MacOS/2.79/</text:p>
      <text:h text:style-name="P23" text:outline-level="3"><text:bookmark-start text:name="__RefHeading___Toc1367_413504702"/>MS-Windows<text:bookmark-end text:name="__RefHeading___Toc1367_413504702"/></text:h>
      <text:p text:style-name="P7">LOCAL </text:p>
      <text:p text:style-name="P8">.\2.79\.</text:p>
      <text:p text:style-name="P7">USER </text:p>
      <text:p text:style-name="P8">C:\Documents and Settings\$USERNAME\AppData\Roaming\Bforartists Foundation\Bforartists\2.79\</text:p>
      <text:p text:style-name="P7">SYSTEM </text:p>
      <text:p text:style-name="P8">C:\Documents and Settings\All Users\AppData\Roaming\Bforartists Foundation\Bforartists\2.79\</text:p>
      <text:h text:style-name="P27" text:outline-level="2"><text:bookmark-start text:name="__RefHeading___Toc1369_413504702"/>Path Layout<text:bookmark-end text:name="__RefHeading___Toc1369_413504702"/></text:h>
      <text:p text:style-name="P15">This is the path layout which is used within the directories described above.</text:p>
      <text:p text:style-name="P15">Where <text:span text:style-name="Source_20_Text">./config/startup.blend</text:span> could be ~/.Bforartists/2.79/config/startup.blend for example.</text:p>
      <text:p text:style-name="P7"><text:span text:style-name="Source_20_Text">./autosave/ ...</text:span> </text:p>
      <text:p text:style-name="P9">Autosave blend file location. <text:span text:style-name="Emphasis">Windows only, temp directory used for other systems.</text:span></text:p>
      <text:p text:style-name="P9">Search order: <text:span text:style-name="Source_20_Text">LOCAL, USER</text:span>.</text:p>
      <text:p text:style-name="P7"><text:span text:style-name="Source_20_Text">./config/ ...</text:span> </text:p>
      <text:p text:style-name="P9">Defaults &amp; session info.</text:p>
      <text:p text:style-name="P9">Search order: <text:span text:style-name="Source_20_Text">LOCAL, USER</text:span>.</text:p>
      <text:p text:style-name="P10"><text:span text:style-name="Source_20_Text">./config/startup.blend</text:span> </text:p>
      <text:p text:style-name="P4">Default file to load on startup. </text:p>
      <text:p text:style-name="P10"><text:span text:style-name="Source_20_Text">./config/userpref.blend</text:span> </text:p>
      <text:p text:style-name="P4">Default preferences to load on startup. </text:p>
      <text:p text:style-name="P10"><text:soft-page-break/><text:span text:style-name="Source_20_Text">./config/bookmarks.txt</text:span> </text:p>
      <text:p text:style-name="P4">File selector bookmarks. </text:p>
      <text:p text:style-name="P10"><text:span text:style-name="Source_20_Text">./config/recent-files.txt</text:span> </text:p>
      <text:p text:style-name="P4">Recent file menu list. </text:p>
      <text:p text:style-name="P7"><text:span text:style-name="Source_20_Text">./datafiles/ ...</text:span> </text:p>
      <text:p text:style-name="P9">Runtime files.</text:p>
      <text:p text:style-name="P9">Search order: <text:span text:style-name="Source_20_Text">LOCAL, USER, SYSTEM</text:span></text:p>
      <text:p text:style-name="P10"><text:span text:style-name="Source_20_Text">./datafiles/locale/{language}/</text:span> </text:p>
      <text:p text:style-name="P4">Static precompiled language files for UI translation. </text:p>
      <text:p text:style-name="P10"><text:span text:style-name="Source_20_Text">./datafiles/icons/*.png</text:span> </text:p>
      <text:p text:style-name="P4">Icon themes for Bforartistss user interface. <text:span text:style-name="Emphasis">Not currently selectable in the theme preferences.</text:span> </text:p>
      <text:p text:style-name="P10"><text:span text:style-name="Source_20_Text">./datafiles/brushicons/*.png</text:span> </text:p>
      <text:p text:style-name="P4">Images for each brush. </text:p>
      <text:p text:style-name="P7"><text:span text:style-name="Source_20_Text">./scripts/ ...</text:span> </text:p>
      <text:p text:style-name="P9">Python scripts for the user interface and tools.</text:p>
      <text:p text:style-name="P9">Search order: <text:span text:style-name="Source_20_Text">LOCAL, USER, SYSTEM</text:span>.</text:p>
      <text:p text:style-name="P10"><text:span text:style-name="Source_20_Text">./scripts/addons/*.py</text:span> </text:p>
      <text:p text:style-name="P4">Python add-ons which may be enabled in the user preferences, includes import/export format support, render engine integration and many handy utilities. </text:p>
      <text:p text:style-name="P10"><text:span text:style-name="Source_20_Text">./scripts/addons/modules/*.py</text:span> </text:p>
      <text:p text:style-name="P4">Modules for add-ons to use (added to Python’s sys.path). </text:p>
      <text:p text:style-name="P10"><text:span text:style-name="Source_20_Text">./scripts/addons_contrib/*.py</text:span> </text:p>
      <text:p text:style-name="P4">Another add-ons directory which is used for community maintained add-ons (must be manually created). </text:p>
      <text:p text:style-name="P10"><text:span text:style-name="Source_20_Text">./scripts/addons_contrib/modules/*.py</text:span> </text:p>
      <text:p text:style-name="P4">Modules for addons_contrib to use (added to Python’s sys.path). </text:p>
      <text:p text:style-name="P10"><text:span text:style-name="Source_20_Text">./scripts/modules/*.py</text:span> </text:p>
      <text:p text:style-name="P4">Python modules containing our core API and utility functions for other scripts to import (added to Python’s <text:span text:style-name="Source_20_Text">sys.path</text:span>). </text:p>
      <text:p text:style-name="P10"><text:span text:style-name="Source_20_Text">./scripts/startup/*.py</text:span> </text:p>
      <text:p text:style-name="P4">Scripts which are automatically imported on startup. </text:p>
      <text:p text:style-name="P10"><text:span text:style-name="Source_20_Text">./scripts/presets/{preset}/*.py</text:span> </text:p>
      <text:p text:style-name="P4">Presets used for storing user defined settings for cloth, render formats etc. </text:p>
      <text:p text:style-name="P10"><text:span text:style-name="Source_20_Text">./scripts/templates/*.py</text:span> </text:p>
      <text:p text:style-name="P4">Example scripts which can be accessed from: Text Space’s Header –&gt; Text –&gt; Script Templates. </text:p>
      <text:p text:style-name="P7"><text:span text:style-name="Source_20_Text">./python/ ...</text:span> </text:p>
      <text:p text:style-name="P9">Bundled Python distribution, only necessary when the system Python installation is absent or incompatible.</text:p>
      <text:p text:style-name="P9">Search order: <text:span text:style-name="Source_20_Text">LOCAL, SYSTEM</text:span>. <text:s text:c="7"/></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9:58.049000000</meta:creation-date>
    <dc:title>standard1cm</dc:title>
    <meta:editing-duration>PT29M5S</meta:editing-duration>
    <meta:editing-cycles>9</meta:editing-cycles>
    <meta:generator>LibreOffice/6.0.4.2$Windows_X86_64 LibreOffice_project/9b0d9b32d5dcda91d2f1a96dc04c645c450872bf</meta:generator>
    <dc:date>2018-05-28T14:27:53.538000000</dc:date>
    <meta:document-statistic meta:table-count="14" meta:image-count="0" meta:object-count="0" meta:page-count="7" meta:paragraph-count="180" meta:word-count="1441" meta:character-count="9797" meta:non-whitespace-character-count="8456"/>
    <meta:template xlink:type="simple" xlink:actuate="onRequest" xlink:title="standard1cm" xlink:href="../../../../AppData/Roaming/LibreOffice/4/user/template/standard1cm.ott" meta:date="2016-03-28T18:49:57.916000000"/>
  </office:meta>
</office:document-meta>
</file>